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ric Johnson</text:span></text:p>
      <text:p text:style-name="P1"><text:span text:style-name="T1">GID 150737</text:span></text:p>
      <text:p text:style-name="P3"/>
      <text:p text:style-name="P1"><text:span text:style-name="T1">Grantham University</text:span></text:p>
      <text:p text:style-name="P1"><text:span text:style-name="T1">CS406 Advanced Software Engineering</text:span></text:p>
      <text:p text:style-name="P3"/>
      <text:p text:style-name="P1"><text:span text:style-name="T1">Week 1 Lab</text:span></text:p>
      <text:p text:style-name="P1"><text:span text:style-name="T1">Agile Estimation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Study Abroad Management System (SAMS) Agile Estimation:</text:p>
      <text:p text:style-name="Standard"/>
      <text:p text:style-name="Standard"/>
      <text:p text:style-name="Standard">UC01. Search for Programs - 144 hours - Rationale - Developer can use an already written search algorithm, but must adapt it for use with a variety of search criteria, and display a list of programs including a link to detail of the program.</text:p>
      <text:p text:style-name="Standard"/>
      <text:p text:style-name="Standard">UC02. Display Program Detail - 89 Hours - Rationale: This use case requires only a database query and display of the result.</text:p>
      <text:p text:style-name="Standard"/>
      <text:p text:style-name="Standard"><text:soft-page-break/>UC03. Submit Online Application - 144 Hours - Rationale: This use case requires posting data from the application form to the database as well as sending emails to three different faculty members. <text:s/>Time will be required to validate the form before posting and for setting up the automated emails.</text:p>
      <text:p text:style-name="Standard"/>
      <text:p text:style-name="Standard">UC04. Login - 89 Hours - Rationale: The brief time required is only necessary to begin a session by validating credentials.</text:p>
      <text:p text:style-name="Standard"/>
      <text:p text:style-name="Standard">UC05. Logout - 89 Hours - Rationale: The brief time required for this task is to end the user’s session in progress.</text:p>
      <text:p text:style-name="Standard"/>
      <text:p text:style-name="Standard">UC06. Edit Online Application - 89 Hours - Rationale - The time required is for updating the database that holds the data for the application form.</text:p>
      <text:p text:style-name="Standard"/>
      <text:p text:style-name="Standard">UC07. Check Application Status - 89 Hours - Rationale - Requires a database query of the status field</text:p>
      <text:p text:style-name="Standard"/>
      <text:p text:style-name="Standard">UC08. Submit Recommendation - 89 Hours - Rationale - Requires generating a web based submission text box form that is saved to a database.</text:p>
      <text:p text:style-name="Standard"/>
      <text:p text:style-name="Standard">UC09. Approve Course Equivalency Form - 89 Hours - <text:s/>Rationale - Requires generating a web based form for submitting a course equivalency for posting to a database.</text:p>
      <text:p text:style-name="Standard"/>
      <text:p text:style-name="Standard"/>
      <text:p text:style-name="Standard">Total number of hours for effort: 911 H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17" meta:word-count="283" meta:character-count="1649" meta:non-whitespace-character-count="1381"/>
    <meta:generator>LibreOfficeDev/6.0.5.2$Linux_X86_64 LibreOffice_project/</meta:generator>
  </office:meta>
</office:document-meta>
</file>